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25.61942570524" calcext:value-type="float">
            <text:p>8525.6194257052</text:p>
          </table:table-cell>
        </table:table-row>
        <table:table-row table:style-name="ro15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25.61942570524" calcext:value-type="float">
            <text:p>8525.6194257052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74.380574294763" calcext:value-type="float">
            <text:p>974.3805742948</text:p>
          </table:table-cell>
          <table:table-cell table:formula="of:=SUM([.O1];[.O4])" office:value-type="float" office:value="-1333.31173339755" calcext:value-type="float">
            <text:p>-1333.3117333976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66.58052410341" calcext:value-type="float">
            <text:p>8166.5805241034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66.580524103408" calcext:value-type="float">
            <text:p>-166.5805241034</text:p>
          </table:table-cell>
          <table:table-cell table:formula="of:=SUM([.O1];[.O5])" office:value-type="float" office:value="-2474.27283179572" calcext:value-type="float">
            <text:p>-2474.2728317957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486.04837191794" calcext:value-type="float">
            <text:p>4486.0483719179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113.95162808206" calcext:value-type="float">
            <text:p>3113.9516280821</text:p>
          </table:table-cell>
          <table:table-cell table:formula="of:=SUM([.O1];[.O6])" office:value-type="float" office:value="806.259320389755" calcext:value-type="float">
            <text:p>806.259320389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17.43229120231" calcext:value-type="float">
            <text:p>7217.4322912023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82.56770879769" calcext:value-type="float">
            <text:p>7182.5677087977</text:p>
          </table:table-cell>
          <table:table-cell table:formula="of:=SUM([.O1];[.O7])" office:value-type="float" office:value="4874.87540110538" calcext:value-type="float">
            <text:p>4874.8754011054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36.14574149471" calcext:value-type="float">
            <text:p>8936.1457414947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813.854258505287" calcext:value-type="float">
            <text:p>813.8542585053</text:p>
          </table:table-cell>
          <table:table-cell table:formula="of:=SUM([.O1];[.O10])" office:value-type="float" office:value="-1493.83804918702" calcext:value-type="float">
            <text:p>-1493.83804918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67.9639233129" calcext:value-type="float">
            <text:p>8567.9639233129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67.96392331289" calcext:value-type="float">
            <text:p>-3167.9639233129</text:p>
          </table:table-cell>
          <table:table-cell table:formula="of:=SUM([.O1];[.O11])" office:value-type="float" office:value="-5475.6562310052" calcext:value-type="float">
            <text:p>-5475.656231005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18.12919155597" calcext:value-type="float">
            <text:p>6918.129191556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31.87080844403" calcext:value-type="float">
            <text:p>2031.870808444</text:p>
          </table:table-cell>
          <table:table-cell table:formula="of:=SUM([.O1];[.O12])" office:value-type="float" office:value="-275.821499248273" calcext:value-type="float">
            <text:p>-275.821499248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80.08893280633" calcext:value-type="float">
            <text:p>5980.0889328063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80.08893280633" calcext:value-type="float">
            <text:p>-1480.0889328063</text:p>
          </table:table-cell>
          <table:table-cell table:formula="of:=SUM([.O1];[.O13])" office:value-type="float" office:value="-3787.78124049863" calcext:value-type="float">
            <text:p>-3787.78124049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36.14574149471" calcext:value-type="float">
            <text:p>8936.1457414947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36.14574149471" calcext:value-type="float">
            <text:p>-1136.1457414947</text:p>
          </table:table-cell>
          <table:table-cell table:formula="of:=SUM([.O1];[.O14])" office:value-type="float" office:value="-3443.83804918702" calcext:value-type="float">
            <text:p>-3443.838049187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36.14574149471" calcext:value-type="float">
            <text:p>8936.1457414947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63.85425850529" calcext:value-type="float">
            <text:p>3963.8542585053</text:p>
          </table:table-cell>
          <table:table-cell table:formula="of:=SUM([.O1];[.O15])" office:value-type="float" office:value="1656.16195081298" calcext:value-type="float">
            <text:p>1656.16195081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36.14574149471" calcext:value-type="float">
            <text:p>8936.1457414947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63.85425850529" calcext:value-type="float">
            <text:p>5563.8542585053</text:p>
          </table:table-cell>
          <table:table-cell table:formula="of:=SUM([.O1];[.O16])" office:value-type="float" office:value="3256.16195081298" calcext:value-type="float">
            <text:p>3256.16195081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76.95746282703" calcext:value-type="float">
            <text:p>4876.957462827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73.04253717297" calcext:value-type="float">
            <text:p>6673.042537173</text:p>
          </table:table-cell>
          <table:table-cell table:formula="of:=SUM([.O1];[.O17])" office:value-type="float" office:value="4365.35022948066" calcext:value-type="float">
            <text:p>4365.3502294807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36.14574149471" calcext:value-type="float">
            <text:p>8936.1457414947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36.1457414947126" calcext:value-type="float">
            <text:p>-36.1457414947</text:p>
          </table:table-cell>
          <table:table-cell table:formula="of:=SUM([.O1];[.O19])" office:value-type="float" office:value="-2343.83804918702" calcext:value-type="float">
            <text:p>-2343.838049187</text:p>
          </table:table-cell>
          <table:table-cell/>
        </table:table-row>
        <table:table-row table:style-name="ro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01.02669387567" calcext:value-type="float">
            <text:p>8201.026693875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98.97330612433" calcext:value-type="float">
            <text:p>3898.9733061243</text:p>
          </table:table-cell>
          <table:table-cell table:formula="of:=SUM([.O1];[.O20])" office:value-type="float" office:value="1591.28099843203" calcext:value-type="float">
            <text:p>1591.280998432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36.14574149471" calcext:value-type="float">
            <text:p>8936.1457414947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36.14574149471" calcext:value-type="float">
            <text:p>-2736.1457414947</text:p>
          </table:table-cell>
          <table:table-cell table:formula="of:=SUM([.O1];[.O21])" office:value-type="float" office:value="-5043.83804918702" calcext:value-type="float">
            <text:p>-5043.838049187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24.40331725229" calcext:value-type="float">
            <text:p>7824.4033172523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75.59668274771" calcext:value-type="float">
            <text:p>2775.5966827477</text:p>
          </table:table-cell>
          <table:table-cell table:formula="of:=SUM([.O1];[.O22])" office:value-type="float" office:value="467.904375055405" calcext:value-type="float">
            <text:p>467.9043750554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36.14574149471" calcext:value-type="float">
            <text:p>8936.1457414947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36.145741494713" calcext:value-type="float">
            <text:p>-936.1457414947</text:p>
          </table:table-cell>
          <table:table-cell table:formula="of:=SUM([.O1];[.O23])" office:value-type="float" office:value="-3243.83804918702" calcext:value-type="float">
            <text:p>-3243.838049187</text:p>
          </table:table-cell>
          <table:table-cell/>
        </table:table-row>
        <table:table-row table:style-name="ro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56.23697748984" calcext:value-type="float">
            <text:p>6156.2369774898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43.76302251016" calcext:value-type="float">
            <text:p>2243.7630225102</text:p>
          </table:table-cell>
          <table:table-cell table:formula="of:=SUM([.O1];[.O24])" office:value-type="float" office:value="-63.9292851821456" calcext:value-type="float">
            <text:p>-63.9292851821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58.22366357263" calcext:value-type="float">
            <text:p>7358.2236635726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91.776336427366" calcext:value-type="float">
            <text:p>491.7763364274</text:p>
          </table:table-cell>
          <table:table-cell table:formula="of:=SUM([.O1];[.O25])" office:value-type="float" office:value="-1815.91597126494" calcext:value-type="float">
            <text:p>-1815.915971265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63.41846876744" calcext:value-type="float">
            <text:p>8563.4184687674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63.41846876744" calcext:value-type="float">
            <text:p>-1663.4184687674</text:p>
          </table:table-cell>
          <table:table-cell table:formula="of:=SUM([.O1];[.O26])" office:value-type="float" office:value="-3971.11077645975" calcext:value-type="float">
            <text:p>-3971.110776459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27.95860699179" calcext:value-type="float">
            <text:p>8027.9586069918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27.9586069917877" calcext:value-type="float">
            <text:p>-27.9586069918</text:p>
          </table:table-cell>
          <table:table-cell table:formula="of:=SUM([.O1];[.O27])" office:value-type="float" office:value="-2335.6509146841" calcext:value-type="float">
            <text:p>-2335.6509146841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36.14574149471" calcext:value-type="float">
            <text:p>8936.1457414947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36.14574149471" calcext:value-type="float">
            <text:p>-8936.1457414947</text:p>
          </table:table-cell>
          <table:table-cell table:formula="of:=SUM([.O1];[.O28])" office:value-type="float" office:value="-11243.838049187" calcext:value-type="float">
            <text:p>-11243.838049187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943.65797563738" calcext:value-type="float">
            <text:p>5943.6579756374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943.65797563738" calcext:value-type="float">
            <text:p>-5943.6579756374</text:p>
          </table:table-cell>
          <table:table-cell table:formula="of:=SUM([.O1];[.O29])" office:value-type="float" office:value="-8251.35028332969" calcext:value-type="float">
            <text:p>-8251.3502833297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520.4727258503" calcext:value-type="float">
            <text:p>-67520.4727258503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16.28787878788" calcext:value-type="float">
            <text:p>1516.287878787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16.28787878788" calcext:value-type="float">
            <text:p>1516.28787878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884.4696969697" calcext:value-type="float">
            <text:p>1884.4696969697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884.4696969697" calcext:value-type="float">
            <text:p>1884.46969696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72.727272727273" calcext:value-type="float">
            <text:p>772.727272727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43.56060606061" calcext:value-type="float">
            <text:p>1143.5606060606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11.74242424242" calcext:value-type="float">
            <text:p>1511.742424242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11.74242424242" calcext:value-type="float">
            <text:p>1511.742424242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884.4696969697" calcext:value-type="float">
            <text:p>1884.4696969697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84.4696969697" calcext:value-type="float">
            <text:p>1884.46969696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2" office:value-type="float" office:value="404.545454545455" calcext:value-type="float">
            <text:p>404.545454545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31.8181818182" calcext:value-type="float">
            <text:p>42231.8181818182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6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6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6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15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300" calcext:value-type="float">
            <text:p>-300</text:p>
          </table:table-cell>
          <table:table-cell/>
        </table:table-row>
        <table:table-row table:style-name="ro3">
          <table:table-cell table:style-name="ce24" office:value-type="date" office:date-value="2016-08-08" calcext:value-type="date">
            <text:p>08/08/16</text:p>
          </table:table-cell>
          <table:table-cell table:number-columns-repeated="5"/>
          <table:table-cell table:style-name="ce2" table:formula="of:=SUM([.B3:.D3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C30:.F30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style-name="ce51"/>
          <table:table-cell/>
        </table:table-row>
        <table:table-row table:style-name="ro3">
          <table:table-cell table:number-columns-repeated="3"/>
          <table:table-cell table:style-name="ce3"/>
          <table:table-cell table:number-columns-repeated="3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];[.C30];[.E30];[.F30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style-name="ce7"/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C30:.F30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style-name="ce7"/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C30];[.D30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D30:.F30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style-name="ce52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];[.C30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Default"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30:.F30])" office:value-type="float" office:value="0" calcext:value-type="float">
            <text:p>0</text:p>
          </table:table-cell>
          <table:table-cell table:style-name="ce9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/>
        </table:table-row>
        <table:table-row table:style-name="ro3">
          <table:table-cell/>
          <table:table-cell table:formula="of:=[.B3]/21" office:value-type="float" office:value="0" calcext:value-type="float">
            <text:p>0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0" calcext:value-type="float">
            <text:p>0</text:p>
          </table:table-cell>
          <table:table-cell table:style-name="ce16"/>
          <table:table-cell table:number-columns-repeated="2"/>
        </table:table-row>
        <table:table-row table:style-name="ro15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53" office:value-type="float" office:value="2016" calcext:value-type="float">
            <text:p>2016</text:p>
          </table:table-cell>
          <table:table-cell table:number-columns-repeated="5"/>
          <table:table-cell table:style-name="ce2" table:formula="of:=SUM([.B32:.F32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58:.F5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2" table:formula="of:=SUM([.H33:.H57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5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24" office:value-type="string" calcext:value-type="string">
            <text:p>18/07/2016</text:p>
          </table:table-cell>
          <table:table-cell table:number-columns-repeated="5"/>
          <table:table-cell table:style-name="ce2" table:formula="of:=SUM([.B61:.F6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88:.F8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2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5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24" office:value-type="string" calcext:value-type="string">
            <text:p>25/07/2016</text:p>
          </table:table-cell>
          <table:table-cell table:number-columns-repeated="5"/>
          <table:table-cell table:style-name="ce2" table:formula="of:=SUM([.B91:.F9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118:.F11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2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24" office:value-type="date" office:date-value="2016-01-08" calcext:value-type="date">
            <text:p>01/08/16</text:p>
          </table:table-cell>
          <table:table-cell table:number-columns-repeated="5"/>
          <table:table-cell table:style-name="ce2" table:formula="of:=SUM([.B121:.F12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2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22:24:40.151737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6T23:59:55.811393382</dc:date>
    <meta:editing-duration>P9DT3H49M17S</meta:editing-duration>
    <meta:editing-cycles>2892</meta:editing-cycles>
    <meta:generator>LibreOffice/4.2.6.3$Linux_X86_64 LibreOffice_project/420m0$Build-3</meta:generator>
    <meta:document-statistic meta:table-count="17" meta:cell-count="7807" meta:object-count="0"/>
  </office:meta>
</office:document-meta>
</file>